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0.003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8.641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9.126cm"/>
    </style:style>
    <style:style style:name="co11" style:family="table-column">
      <style:table-column-properties fo:break-before="auto" style:column-width="11.38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9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/>
      <style:text-properties fo:color="#e6e6e6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27" style:family="table-cell" style:parent-style-name="Default">
      <style:text-properties style:font-name="Arial" style:font-name-asian="Microsoft YaHei" style:font-name-complex="Mangal"/>
    </style:style>
    <style:style style:name="ce28" style:family="table-cell" style:parent-style-name="Default">
      <style:table-cell-properties fo:background-color="transparent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33" style:family="table-cell" style:parent-style-name="Default">
      <style:table-cell-properties fo:wrap-option="no-wrap"/>
      <style:text-properties fo:font-size="9pt" fo:font-weight="normal" style:font-size-asian="9pt" style:font-weight-asian="normal" style:font-size-complex="9pt" style:font-weight-complex="normal" fo:hyphenate="true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6e6e6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Errore" style:base-cell-address="attori.A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ttor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Utente</text:p>
          </table:table-cell>
          <table:table-cell office:value-type="string">
            <text:p>Utente esterno alla piattaforma</text:p>
          </table:table-cell>
        </table:table-row>
        <table:table-row table:style-name="ro1">
          <table:table-cell office:value-type="string">
            <text:p>Utente autenticato</text:p>
          </table:table-cell>
          <table:table-cell office:value-type="string">
            <text:p>Utente registrato alla piattaforma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si_uso" table:style-name="ta1">
        <office:forms form:automatic-focus="false" form:apply-design-mode="false"/>
        <table:table-column table:style-name="co4" table:default-cell-style-name="ce4"/>
        <table:table-column table:style-name="co5" table:default-cell-style-name="Default"/>
        <table:table-column table:style-name="co6" table:default-cell-style-name="ce8"/>
        <table:table-column table:style-name="co7" table:default-cell-style-name="ce10"/>
        <table:table-column table:style-name="co8" table:default-cell-style-name="ce12"/>
        <table:table-column table:style-name="co3" table:number-columns-repeated="1019" table:default-cell-style-name="Default"/>
        <table:table-row table:style-name="ro2">
          <table:table-cell table:style-name="ce3"/>
          <table:table-cell table:style-name="ce1" office:value-type="string">
            <text:p>Caso d'uso</text:p>
          </table:table-cell>
          <table:table-cell table:style-name="ce7" office:value-type="string">
            <text:p>Extend</text:p>
          </table:table-cell>
          <table:table-cell table:style-name="ce9" office:value-type="string">
            <text:p>Include</text:p>
          </table:table-cell>
          <table:table-cell table:style-name="ce11"/>
          <table:table-cell table:number-columns-repeated="2"/>
          <table:table-cell table:style-name="ce1" table:number-columns-repeated="1017"/>
        </table:table-row>
        <table:table-row table:style-name="ro1">
          <table:table-cell office:value-type="string">
            <text:p>UC.1</text:p>
          </table:table-cell>
          <table:table-cell table:style-name="ce5" office:value-type="string">
            <text:p>Ricerca di contenuti informativi</text:p>
          </table:table-cell>
          <table:table-cell table:number-columns-repeated="1022"/>
        </table:table-row>
        <table:table-row table:style-name="ro1">
          <table:table-cell office:value-type="string">
            <text:p>UC.1.1</text:p>
          </table:table-cell>
          <table:table-cell table:style-name="ce6" office:value-type="string">
            <text:p>Inserire i termini di ricerca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office:value-type="string">
            <text:p>UC.1.2</text:p>
          </table:table-cell>
          <table:table-cell table:style-name="ce6" office:value-type="string">
            <text:p>Selezionare l'ambito di ricerca</text:p>
          </table:table-cell>
          <table:table-cell table:number-columns-repeated="2"/>
          <table:table-cell table:style-name="ce14" office:value-type="string">
            <text:p>Etichette (primo), frasi (secondo)</text:p>
          </table:table-cell>
          <table:table-cell table:number-columns-repeated="1019"/>
        </table:table-row>
        <table:table-row table:style-name="ro1">
          <table:table-cell office:value-type="string">
            <text:p>UC.1.3</text:p>
          </table:table-cell>
          <table:table-cell table:style-name="ce6" office:value-type="string">
            <text:p>Selezionare un'accezione di un'etichetta</text:p>
          </table:table-cell>
          <table:table-cell table:number-columns-repeated="1022"/>
        </table:table-row>
        <table:table-row table:style-name="ro1">
          <table:table-cell office:value-type="string">
            <text:p>UC.1.4</text:p>
          </table:table-cell>
          <table:table-cell table:style-name="ce6" office:value-type="string">
            <text:p>Visualizzare le entità cercate</text:p>
          </table:table-cell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office:value-type="string">
            <text:p>UC.1.5</text:p>
          </table:table-cell>
          <table:table-cell office:value-type="string">
            <text:p>Eliminare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1.6</text:p>
          </table:table-cell>
          <table:table-cell office:value-type="string">
            <text:p>Visualizzare i padri di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1.7</text:p>
          </table:table-cell>
          <table:table-cell office:value-type="string">
            <text:p>Visualizzare i figli di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1.8</text:p>
          </table:table-cell>
          <table:table-cell office:value-type="string">
            <text:p>Selezionare un padre dell'entità cercata</text:p>
          </table:table-cell>
          <table:table-cell/>
          <table:table-cell table:formula="of:=[.A8]" office:value-type="string" office:string-value="UC.1.6">
            <text:p>UC.1.6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1.9</text:p>
          </table:table-cell>
          <table:table-cell office:value-type="string">
            <text:p>Selezionare un figlio dell'entità cercata</text:p>
          </table:table-cell>
          <table:table-cell/>
          <table:table-cell table:formula="of:=[.A9]" office:value-type="string" office:string-value="UC.1.7">
            <text:p>UC.1.7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2</text:p>
          </table:table-cell>
          <table:table-cell table:style-name="ce5" office:value-type="string">
            <text:p>Raffinamento dei criteri di ricerca</text:p>
          </table:table-cell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1</text:p>
          </table:table-cell>
          <table:table-cell table:style-name="ce6" office:value-type="string">
            <text:p>Visualizzare la lista degli utenti autorizzati</text:p>
          </table:table-cell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2</text:p>
          </table:table-cell>
          <table:table-cell table:style-name="ce6" office:value-type="string">
            <text:p>Visualizzare la lista degli utenti bloccati</text:p>
          </table:table-cell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3</text:p>
          </table:table-cell>
          <table:table-cell office:value-type="string">
            <text:p>Mostrare i contenuti pubblicati da un utente</text:p>
          </table:table-cell>
          <table:table-cell/>
          <table:table-cell table:formula="of:=[.A14]" office:value-type="string" office:string-value="UC.2.2">
            <text:p>UC.2.2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4</text:p>
          </table:table-cell>
          <table:table-cell office:value-type="string">
            <text:p>Nascondere i contenuti pubblicati da un utente</text:p>
          </table:table-cell>
          <table:table-cell/>
          <table:table-cell table:formula="of:=[.A13]" office:value-type="string" office:string-value="UC.2.1">
            <text:p>UC.2.1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5</text:p>
          </table:table-cell>
          <table:table-cell office:value-type="string">
            <text:p>Mostrare i contenuti pubblicati da qualsiasi utente</text:p>
          </table:table-cell>
          <table:table-cell/>
          <table:table-cell table:formula="of:=[.A14]" office:value-type="string" office:string-value="UC.2.2">
            <text:p>UC.2.2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6</text:p>
          </table:table-cell>
          <table:table-cell table:style-name="ce6" office:value-type="string">
            <text:p>Visualizzare la lista dei tipi di contenuto autorizzati</text:p>
          </table:table-cell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7</text:p>
          </table:table-cell>
          <table:table-cell table:style-name="ce6" office:value-type="string">
            <text:p>Visualizzare la lista dei tipi di contenuto bloccati</text:p>
          </table:table-cell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8</text:p>
          </table:table-cell>
          <table:table-cell office:value-type="string">
            <text:p>Mostrare un tipo di contenuto</text:p>
          </table:table-cell>
          <table:table-cell/>
          <table:table-cell table:formula="of:=[.A19]" office:value-type="string" office:string-value="UC.2.7">
            <text:p>UC.2.7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9</text:p>
          </table:table-cell>
          <table:table-cell office:value-type="string">
            <text:p>Nascondere un tipo di contenuto</text:p>
          </table:table-cell>
          <table:table-cell/>
          <table:table-cell table:formula="of:=[.A18]" office:value-type="string" office:string-value="UC.2.6">
            <text:p>UC.2.6</text:p>
          </table:table-cell>
          <table:table-cell table:style-name="ce15"/>
          <table:table-cell table:number-columns-repeated="1019"/>
        </table:table-row>
        <table:table-row table:style-name="ro1">
          <table:table-cell office:value-type="string">
            <text:p>UC.2.10</text:p>
          </table:table-cell>
          <table:table-cell office:value-type="string">
            <text:p>Visualizzare tutti i tipi di contenuto</text:p>
          </table:table-cell>
          <table:table-cell/>
          <table:table-cell table:formula="of:=[.A19]" office:value-type="string" office:string-value="UC.2.7">
            <text:p>UC.2.7</text:p>
          </table:table-cell>
          <table:table-cell table:number-columns-repeated="1020"/>
        </table:table-row>
        <table:table-row table:style-name="ro1">
          <table:table-cell office:value-type="string">
            <text:p>UC.2.11</text:p>
          </table:table-cell>
          <table:table-cell office:value-type="string">
            <text:p>Selezionare la data min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2</text:p>
          </table:table-cell>
          <table:table-cell office:value-type="string">
            <text:p>Selezionare la data mass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3</text:p>
          </table:table-cell>
          <table:table-cell office:value-type="string">
            <text:p>Selezionare una specifica data di pubblicazione dei contenuti</text:p>
          </table:table-cell>
          <table:table-cell/>
          <table:table-cell table:formula="of:=[.A23]&amp;&quot;, &quot;&amp;[.A24]" office:value-type="string" office:string-value="UC.2.11, UC.2.12">
            <text:p>UC.2.11, UC.2.12</text:p>
          </table:table-cell>
          <table:table-cell table:number-columns-repeated="1020"/>
        </table:table-row>
        <table:table-row table:style-name="ro1">
          <table:table-cell office:value-type="string">
            <text:p>UC.2.14</text:p>
          </table:table-cell>
          <table:table-cell table:style-name="ce6" office:value-type="string">
            <text:p>Visualizzare la lista degli argomenti autorizzati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office:value-type="string">
            <text:p>UC.2.15</text:p>
          </table:table-cell>
          <table:table-cell table:style-name="ce6" office:value-type="string">
            <text:p>Visualizzare la lista degli argomenti bloccati</text:p>
          </table:table-cell>
          <table:table-cell table:number-columns-repeated="1022"/>
        </table:table-row>
        <table:table-row table:style-name="ro1">
          <table:table-cell office:value-type="string">
            <text:p>UC.2.16</text:p>
          </table:table-cell>
          <table:table-cell office:value-type="string">
            <text:p>Mostrare i contenuti relativi ad un argomento</text:p>
          </table:table-cell>
          <table:table-cell/>
          <table:table-cell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7</text:p>
          </table:table-cell>
          <table:table-cell office:value-type="string">
            <text:p>Nascondere i contenuti relativi ad un argomento</text:p>
          </table:table-cell>
          <table:table-cell/>
          <table:table-cell table:formula="of:=[.A26]" office:value-type="string" office:string-value="UC.2.14">
            <text:p>UC.2.14</text:p>
          </table:table-cell>
          <table:table-cell table:number-columns-repeated="1020"/>
        </table:table-row>
        <table:table-row table:style-name="ro1">
          <table:table-cell office:value-type="string">
            <text:p>UC.2.18</text:p>
          </table:table-cell>
          <table:table-cell office:value-type="string">
            <text:p>Mostrare i contenuti relativi a qualsiasi argomento</text:p>
          </table:table-cell>
          <table:table-cell/>
          <table:table-cell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9</text:p>
          </table:table-cell>
          <table:table-cell table:style-name="ce6" office:value-type="string">
            <text:p>Visualizzare la lista delle emozioni autorizzate</text:p>
          </table:table-cell>
          <table:table-cell table:number-columns-repeated="1022"/>
        </table:table-row>
        <table:table-row table:style-name="ro1">
          <table:table-cell office:value-type="string">
            <text:p>UC.2.20</text:p>
          </table:table-cell>
          <table:table-cell table:style-name="ce6" office:value-type="string">
            <text:p>Visualizzare la lista delle emozioni bloccate</text:p>
          </table:table-cell>
          <table:table-cell table:number-columns-repeated="1022"/>
        </table:table-row>
        <table:table-row table:style-name="ro1">
          <table:table-cell office:value-type="string">
            <text:p>UC.2.21</text:p>
          </table:table-cell>
          <table:table-cell office:value-type="string">
            <text:p>Mostrare i contenuti associati ad un'emozione</text:p>
          </table:table-cell>
          <table:table-cell/>
          <table:table-cell table:formula="of:=[.A32]" office:value-type="string" office:string-value="UC.2.20">
            <text:p>UC.2.20</text:p>
          </table:table-cell>
          <table:table-cell table:number-columns-repeated="1020"/>
        </table:table-row>
        <table:table-row table:style-name="ro1">
          <table:table-cell office:value-type="string">
            <text:p>UC.2.22</text:p>
          </table:table-cell>
          <table:table-cell office:value-type="string">
            <text:p>Nascondere i contenuti associati ad un'emozione</text:p>
          </table:table-cell>
          <table:table-cell/>
          <table:table-cell table:formula="of:=[.A31]" office:value-type="string" office:string-value="UC.2.19">
            <text:p>UC.2.19</text:p>
          </table:table-cell>
          <table:table-cell table:number-columns-repeated="1020"/>
        </table:table-row>
        <table:table-row table:style-name="ro1">
          <table:table-cell office:value-type="string">
            <text:p>UC.2.23</text:p>
          </table:table-cell>
          <table:table-cell office:value-type="string">
            <text:p>Mostrare i contenuti associati a qualsiasi emozione</text:p>
          </table:table-cell>
          <table:table-cell/>
          <table:table-cell table:formula="of:=[.A32]" office:value-type="string" office:string-value="UC.2.20">
            <text:p>UC.2.20</text:p>
          </table:table-cell>
          <table:table-cell table:number-columns-repeated="1020"/>
        </table:table-row>
        <table:table-row table:style-name="ro1">
          <table:table-cell office:value-type="string">
            <text:p>UC.2.24</text:p>
          </table:table-cell>
          <table:table-cell table:style-name="ce6" office:value-type="string">
            <text:p>Visualizzare la lista delle intenzioni autorizzate</text:p>
          </table:table-cell>
          <table:table-cell table:number-columns-repeated="1022"/>
        </table:table-row>
        <table:table-row table:style-name="ro1">
          <table:table-cell office:value-type="string">
            <text:p>UC.2.25</text:p>
          </table:table-cell>
          <table:table-cell table:style-name="ce6" office:value-type="string">
            <text:p>Visualizzare la lista delle intenzioni bloccate</text:p>
          </table:table-cell>
          <table:table-cell table:number-columns-repeated="1022"/>
        </table:table-row>
        <table:table-row table:style-name="ro1">
          <table:table-cell office:value-type="string">
            <text:p>UC.2.26</text:p>
          </table:table-cell>
          <table:table-cell office:value-type="string">
            <text:p>Mostrare i contenuti associati ad un'intenzione</text:p>
          </table:table-cell>
          <table:table-cell/>
          <table:table-cell table:formula="of:=[.A37]" office:value-type="string" office:string-value="UC.2.25">
            <text:p>UC.2.25</text:p>
          </table:table-cell>
          <table:table-cell table:number-columns-repeated="1020"/>
        </table:table-row>
        <table:table-row table:style-name="ro1">
          <table:table-cell office:value-type="string">
            <text:p>UC.2.27</text:p>
          </table:table-cell>
          <table:table-cell office:value-type="string">
            <text:p>Nascondere i contenuti associati ad un'intenzione</text:p>
          </table:table-cell>
          <table:table-cell/>
          <table:table-cell table:formula="of:=[.A36]" office:value-type="string" office:string-value="UC.2.24">
            <text:p>UC.2.24</text:p>
          </table:table-cell>
          <table:table-cell table:number-columns-repeated="1020"/>
        </table:table-row>
        <table:table-row table:style-name="ro1">
          <table:table-cell office:value-type="string">
            <text:p>UC.2.28</text:p>
          </table:table-cell>
          <table:table-cell office:value-type="string">
            <text:p>Mostrare i contenuti associati a qualsiasi intenzione</text:p>
          </table:table-cell>
          <table:table-cell/>
          <table:table-cell table:formula="of:=[.A37]" office:value-type="string" office:string-value="UC.2.25">
            <text:p>UC.2.25</text:p>
          </table:table-cell>
          <table:table-cell table:number-columns-repeated="1020"/>
        </table:table-row>
        <table:table-row table:style-name="ro1">
          <table:table-cell office:value-type="string">
            <text:p>UC.2.29</text:p>
          </table:table-cell>
          <table:table-cell office:value-type="string">
            <text:p>Selezionare il giudizio minimo dei contenuti</text:p>
          </table:table-cell>
          <table:table-cell table:number-columns-repeated="1022"/>
        </table:table-row>
        <table:table-row table:style-name="ro1">
          <table:table-cell office:value-type="string">
            <text:p>UC.2.30</text:p>
          </table:table-cell>
          <table:table-cell office:value-type="string">
            <text:p>Selezionare il grado minimo di attinenza dei contenuti</text:p>
          </table:table-cell>
          <table:table-cell table:number-columns-repeated="2"/>
          <table:table-cell office:value-type="string">
            <text:p>Numero minimo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3</text:p>
          </table:table-cell>
          <table:table-cell table:style-name="ce5" office:value-type="string">
            <text:p>Consultazione dei risultati di ricerca</text:p>
          </table:table-cell>
          <table:table-cell table:number-columns-repeated="1022"/>
        </table:table-row>
        <table:table-row table:style-name="ro1">
          <table:table-cell office:value-type="string">
            <text:p>UC.3.1</text:p>
          </table:table-cell>
          <table:table-cell office:value-type="string">
            <text:p>Visualizzare il grado di attinenza di un contenuto</text:p>
          </table:table-cell>
          <table:table-cell table:number-columns-repeated="2"/>
          <table:table-cell office:value-type="string">
            <text:p>Percentuale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3.2</text:p>
          </table:table-cell>
          <table:table-cell office:value-type="string">
            <text:p>Visualizzare le entità associate ad un contenuto</text:p>
          </table:table-cell>
          <table:table-cell table:number-columns-repeated="2"/>
          <table:table-cell office:value-type="string">
            <text:p>Visualizzazione delle etichette assegnate</text:p>
          </table:table-cell>
          <table:table-cell table:number-columns-repeated="1019"/>
        </table:table-row>
        <table:table-row table:style-name="ro1">
          <table:table-cell office:value-type="string">
            <text:p>UC.3.3</text:p>
          </table:table-cell>
          <table:table-cell office:value-type="string">
            <text:p>Visualizzare le emozioni associate ad un contenuto</text:p>
          </table:table-cell>
          <table:table-cell table:number-columns-repeated="1022"/>
        </table:table-row>
        <table:table-row table:style-name="ro1">
          <table:table-cell office:value-type="string">
            <text:p>UC.3.4</text:p>
          </table:table-cell>
          <table:table-cell office:value-type="string">
            <text:p>Visualizzare le intenzioni associate ad un contenuto</text:p>
          </table:table-cell>
          <table:table-cell table:number-columns-repeated="1022"/>
        </table:table-row>
        <table:table-row table:style-name="ro1">
          <table:table-cell office:value-type="string">
            <text:p>UC.3.5</text:p>
          </table:table-cell>
          <table:table-cell office:value-type="string">
            <text:p>Visualizzare le proprietà di un contenuto</text:p>
          </table:table-cell>
          <table:table-cell table:number-columns-repeated="1022"/>
        </table:table-row>
        <table:table-row table:style-name="ro1">
          <table:table-cell office:value-type="string">
            <text:p>UC.3.6</text:p>
          </table:table-cell>
          <table:table-cell office:value-type="string">
            <text:p>Visualizzare le risposte ad un contenuto</text:p>
          </table:table-cell>
          <table:table-cell table:number-columns-repeated="2"/>
          <table:table-cell office:value-type="string">
            <text:p>Consultazione della discussione</text:p>
          </table:table-cell>
          <table:table-cell table:number-columns-repeated="1019"/>
        </table:table-row>
        <table:table-row table:style-name="ro1">
          <table:table-cell office:value-type="string">
            <text:p>UC.3.7</text:p>
          </table:table-cell>
          <table:table-cell office:value-type="string">
            <text:p>Impostare la scala temporale di visualizz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4</text:p>
          </table:table-cell>
          <table:table-cell table:style-name="ce5" office:value-type="string">
            <text:p>Gestione dei filtri utente</text:p>
          </table:table-cell>
          <table:table-cell table:number-columns-repeated="1022"/>
        </table:table-row>
        <table:table-row table:style-name="ro1">
          <table:table-cell office:value-type="string">
            <text:p>UC.4.1</text:p>
          </table:table-cell>
          <table:table-cell office:value-type="string">
            <text:p>Attivare il filtro interessi</text:p>
          </table:table-cell>
          <table:table-cell table:number-columns-repeated="1022"/>
        </table:table-row>
        <table:table-row table:style-name="ro1">
          <table:table-cell office:value-type="string">
            <text:p>UC.4.2</text:p>
          </table:table-cell>
          <table:table-cell office:value-type="string">
            <text:p>Disattivare il filtro interessi</text:p>
          </table:table-cell>
          <table:table-cell table:number-columns-repeated="1022"/>
        </table:table-row>
        <table:table-row table:style-name="ro1">
          <table:table-cell office:value-type="string">
            <text:p>UC.4.3</text:p>
          </table:table-cell>
          <table:table-cell office:value-type="string">
            <text:p>Attivare il filtro profilo</text:p>
          </table:table-cell>
          <table:table-cell table:number-columns-repeated="1022"/>
        </table:table-row>
        <table:table-row table:style-name="ro1">
          <table:table-cell office:value-type="string">
            <text:p>UC.4.4</text:p>
          </table:table-cell>
          <table:table-cell office:value-type="string">
            <text:p>Disattivare il filtro profilo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iti" table:style-name="ta1">
        <office:forms form:automatic-focus="false" form:apply-design-mode="false"/>
        <table:table-column table:style-name="co9" table:default-cell-style-name="ce20"/>
        <table:table-column table:style-name="co10" table:default-cell-style-name="ce30"/>
        <table:table-column table:style-name="co11" table:default-cell-style-name="ce33"/>
        <table:table-column table:style-name="co3" table:number-columns-repeated="1021" table:default-cell-style-name="ce35"/>
        <table:table-row table:style-name="ro1">
          <table:table-cell table:style-name="ce16"/>
          <table:table-cell table:style-name="ce22" office:value-type="string">
            <text:p>Requisiti obbligatori</text:p>
          </table:table-cell>
          <table:table-cell table:style-name="ce31"/>
          <table:table-cell table:style-name="ce34" table:number-columns-repeated="1021"/>
        </table:table-row>
        <table:table-row table:style-name="ro2">
          <table:table-cell table:style-name="ce17" office:value-type="string">
            <text:p>RF.ob.1</text:p>
          </table:table-cell>
          <table:table-cell table:style-name="ce23" office:value-type="string">
            <text:p>Il sistema deve permettere l'inserimento di termini di ricerca multipl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</text:p>
          </table:table-cell>
          <table:table-cell table:style-name="ce24" office:value-type="string">
            <text:p>Il sistema dev'essere in grado di riconoscere le etichette inserite</text:p>
          </table:table-cell>
          <table:table-cell table:style-name="ce32" office:value-type="string">
            <text:p>Completamento automatico durante la digitazione | Normalizzazione in PP</text:p>
          </table:table-cell>
          <table:table-cell table:style-name="ce29" table:number-columns-repeated="1021"/>
        </table:table-row>
        <table:table-row table:style-name="ro2">
          <table:table-cell table:style-name="ce17" office:value-type="string">
            <text:p>RF.ob.3</text:p>
          </table:table-cell>
          <table:table-cell table:style-name="ce24" office:value-type="string">
            <text:p>Il sistema dev'essere in grado di elencare le accezioni di un'etichet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</text:p>
          </table:table-cell>
          <table:table-cell table:style-name="ce24" office:value-type="string">
            <text:p>Il sistema deve permettere di selezionare un'accezione di un'etichetta inseri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5</text:p>
          </table:table-cell>
          <table:table-cell table:style-name="ce24" office:value-type="string">
            <text:p>Il sistema deve permettere di restringere l'ambito di ricerca a etichette o fras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6</text:p>
          </table:table-cell>
          <table:table-cell table:style-name="ce24" office:value-type="string">
            <text:p>Il sistema deve mostrare le entità riferite dalle etichette cerc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7</text:p>
          </table:table-cell>
          <table:table-cell table:style-name="ce24" office:value-type="string">
            <text:p>Il sistema deve mostrare le informazioni essenziali di un'entità</text:p>
          </table:table-cell>
          <table:table-cell table:style-name="ce32" office:value-type="string">
            <text:p>Etichetta primaria, tipo</text:p>
          </table:table-cell>
          <table:table-cell table:style-name="ce29" table:number-columns-repeated="1021"/>
        </table:table-row>
        <table:table-row table:style-name="ro2">
          <table:table-cell table:style-name="ce17" office:value-type="string">
            <text:p>RF.ob.8</text:p>
          </table:table-cell>
          <table:table-cell table:style-name="ce24" office:value-type="string">
            <text:p>Il sistema deve permettere di visualizzare la descrizione di un'entità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9</text:p>
          </table:table-cell>
          <table:table-cell table:style-name="ce24" office:value-type="string">
            <text:p>Il sistema deve permettere di visualizzare i padri di un'entità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0</text:p>
          </table:table-cell>
          <table:table-cell table:style-name="ce24" office:value-type="string">
            <text:p>Il sistema deve permettere di visualizzare i figli di un'entità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1</text:p>
          </table:table-cell>
          <table:table-cell table:style-name="ce24" office:value-type="string">
            <text:p>Il sistema deve permettere di sostituire un'entità con un padr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2</text:p>
          </table:table-cell>
          <table:table-cell table:style-name="ce24" office:value-type="string">
            <text:p>Il sistema deve permettere di sostituire un'entità con un figli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3</text:p>
          </table:table-cell>
          <table:table-cell table:style-name="Default" office:value-type="string">
            <text:p>Il sistema deve permettere di eliminare un'entità dai criteri di ricerca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8"/>
          <table:table-cell table:style-name="ce25"/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4</text:p>
          </table:table-cell>
          <table:table-cell table:style-name="ce24" office:value-type="string">
            <text:p>Il sistema deve permettere di applicare dei filtri di raffinamento della ricerc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5</text:p>
          </table:table-cell>
          <table:table-cell table:style-name="ce24" office:value-type="string">
            <text:p>Il sistema deve applicare i filtri sull'insieme di contenuti informativi corrispondenti ai criteri di ricerc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6</text:p>
          </table:table-cell>
          <table:table-cell table:style-name="ce23" office:value-type="string">
            <text:p>Il sistema dev'essere in grado di aggiornare in tempo reale i risultati della ricerca in accordo alle entità e ai filtri</text:p>
          </table:table-cell>
          <table:table-cell table:style-name="ce32" office:value-type="string">
            <text:p><text:span text:style-name="T1">Tempo reale</text:span> è un'approssimazione per un tempo ragionevolmente breve</text:p>
          </table:table-cell>
          <table:table-cell table:style-name="ce29" table:number-columns-repeated="1021"/>
        </table:table-row>
        <table:table-row table:style-name="ro2">
          <table:table-cell table:style-name="ce17" office:value-type="string">
            <text:p>RF.ob.17</text:p>
          </table:table-cell>
          <table:table-cell table:style-name="ce24" office:value-type="string">
            <text:p>Il sistema deve permettere di visualizzare la lista degli utenti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8</text:p>
          </table:table-cell>
          <table:table-cell table:style-name="ce24" office:value-type="string">
            <text:p>Il sistema deve permettere di visualizzare la lista degli utenti blocc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19</text:p>
          </table:table-cell>
          <table:table-cell table:style-name="ce24" office:value-type="string">
            <text:p>Il sistema deve permettere di autorizzare un utente blocc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0</text:p>
          </table:table-cell>
          <table:table-cell table:style-name="ce24" office:value-type="string">
            <text:p>Il sistema deve permettere di bloccare un utente autorizz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1</text:p>
          </table:table-cell>
          <table:table-cell table:style-name="ce24" office:value-type="string">
            <text:p>Il sistema deve mostrare solo i contenuti pubblicati da utenti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2</text:p>
          </table:table-cell>
          <table:table-cell table:style-name="ce24" office:value-type="string">
            <text:p>Il sistema deve permettere di visualizzare la lista dei tipi di contenuto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3</text:p>
          </table:table-cell>
          <table:table-cell table:style-name="ce24" office:value-type="string">
            <text:p>Il sistema deve permettere di visualizzare la lista dei tipi di contenuto blocc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4</text:p>
          </table:table-cell>
          <table:table-cell table:style-name="ce24" office:value-type="string">
            <text:p>Il sistema deve permettere di autorizzare un tipo di contenuti blocc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5</text:p>
          </table:table-cell>
          <table:table-cell table:style-name="ce24" office:value-type="string">
            <text:p>Il sistema deve permettere di bloccare un tipo di contenuto autorizz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6</text:p>
          </table:table-cell>
          <table:table-cell table:style-name="ce24" office:value-type="string">
            <text:p>Il sistema deve mostrare solo i contenuti il cui tipo sia autorizz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7</text:p>
          </table:table-cell>
          <table:table-cell table:style-name="ce24" office:value-type="string">
            <text:p>Il sistema deve permettere di mostrare i soli contenuti pubblicati prima di una certa d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8</text:p>
          </table:table-cell>
          <table:table-cell table:style-name="ce24" office:value-type="string">
            <text:p>Il sistema deve permettere di mostrare i soli contenuti pubblicati oltre una certa d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29</text:p>
          </table:table-cell>
          <table:table-cell table:style-name="ce24" office:value-type="string">
            <text:p>Il sistema deve permettere di mostrare i soli contenuti pubblicati in una certa d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0</text:p>
          </table:table-cell>
          <table:table-cell table:style-name="ce24" office:value-type="string">
            <text:p>Il sistema deve permettere di mostrare i contenuti pubblicati in qualsiasi d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1</text:p>
          </table:table-cell>
          <table:table-cell table:style-name="ce24" office:value-type="string">
            <text:p>Il sistema deve permettere di visualizzare la lista degli argomenti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2</text:p>
          </table:table-cell>
          <table:table-cell table:style-name="ce24" office:value-type="string">
            <text:p>Il sistema deve permettere di visualizzare la lista degli argomenti blocc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3</text:p>
          </table:table-cell>
          <table:table-cell table:style-name="ce24" office:value-type="string">
            <text:p>Il sistema deve permettere di autorizzare un argomento blocc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4</text:p>
          </table:table-cell>
          <table:table-cell table:style-name="ce24" office:value-type="string">
            <text:p>Il sistema deve permettere di bloccare un argomento autorizzato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5</text:p>
          </table:table-cell>
          <table:table-cell table:style-name="ce24" office:value-type="string">
            <text:p>Il sistema deve mostrare solo i contenuti relativi agli argomenti autorizzat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6</text:p>
          </table:table-cell>
          <table:table-cell table:style-name="ce24" office:value-type="string">
            <text:p>Il sistema deve permettere di visualizzare la lista delle emozioni autorizz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7</text:p>
          </table:table-cell>
          <table:table-cell table:style-name="ce24" office:value-type="string">
            <text:p>Il sistema deve permettere di visualizzare la lista delle emozioni blocc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8</text:p>
          </table:table-cell>
          <table:table-cell table:style-name="ce24" office:value-type="string">
            <text:p>Il sistema deve permettere di autorizzare un'emozione blocc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39</text:p>
          </table:table-cell>
          <table:table-cell table:style-name="ce24" office:value-type="string">
            <text:p>Il sistema deve permettere di bloccare un'emozione autorizz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0</text:p>
          </table:table-cell>
          <table:table-cell table:style-name="ce24" office:value-type="string">
            <text:p>Il sistema deve mostrare solo i contenuti cui siano associate emozioni autorizz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1</text:p>
          </table:table-cell>
          <table:table-cell table:style-name="ce24" office:value-type="string">
            <text:p>Il sistema deve permettere di visualizzare la lista delle intenzioni autorizz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2</text:p>
          </table:table-cell>
          <table:table-cell table:style-name="ce24" office:value-type="string">
            <text:p>Il sistema deve permettere di visualizzare la lista delle intenzioni blocc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3</text:p>
          </table:table-cell>
          <table:table-cell table:style-name="ce24" office:value-type="string">
            <text:p>Il sistema deve permettere di autorizzare un'intenzione blocc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4</text:p>
          </table:table-cell>
          <table:table-cell table:style-name="ce24" office:value-type="string">
            <text:p>Il sistema deve permettere di bloccare un'intenzione autorizzata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5</text:p>
          </table:table-cell>
          <table:table-cell table:style-name="ce24" office:value-type="string">
            <text:p>Il sistema deve mostrare solo i contenuti cui siano associate intenzioni autorizzat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6</text:p>
          </table:table-cell>
          <table:table-cell table:style-name="ce24" office:value-type="string">
            <text:p>Il sistema deve permettere di mostrare i soli contenuti aventi giudizio pari o superiore ad un certo valor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7</text:p>
          </table:table-cell>
          <table:table-cell table:style-name="ce24" office:value-type="string">
            <text:p>Il sistema deve permettere di mostrare i contenuti aventi un giudizio qualsias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8</text:p>
          </table:table-cell>
          <table:table-cell table:style-name="ce24" office:value-type="string">
            <text:p>Il sistema deve permettere di mostrare i soli contenuti aventi un livello di attinenza pari o superiore ad un certo valor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49</text:p>
          </table:table-cell>
          <table:table-cell table:style-name="ce26" office:value-type="string">
            <text:p>Il sistema deve permettere di mostrare i contenuti aventi un livello di attinenza qualsiasi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8"/>
          <table:table-cell table:style-name="ce25"/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ob.50</text:p>
          </table:table-cell>
          <table:table-cell table:style-name="ce23" office:value-type="string">
            <text:p>Il sistema deve visualizzare i contenuti informativi corrispondenti ai criteri di ricerca e ai filtri impostati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1</text:p>
          </table:table-cell>
          <table:table-cell table:style-name="ce24" office:value-type="string">
            <text:p>Il sistema deve mostrare il grado di attinenza di un contenuto informativo rispetto ai criteri di ricerca</text:p>
          </table:table-cell>
          <table:table-cell table:style-name="ce32" office:value-type="string">
            <text:p>Percentuale (etichette assegnate su cercate) [dimensione]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52</text:p>
          </table:table-cell>
          <table:table-cell table:style-name="ce24" office:value-type="string">
            <text:p>Il sistema dev'essere in grado di mostrare le entità assegnate al contenu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3</text:p>
          </table:table-cell>
          <table:table-cell table:style-name="ce24" office:value-type="string">
            <text:p>Il sistema dev'essere in grado di evidenziare quali tra le entità cercate siano assegnate al contenu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4</text:p>
          </table:table-cell>
          <table:table-cell table:style-name="ce24" office:value-type="string">
            <text:p>Il sistema dev'essere in grado di mostrare le emozioni assegnate al contenu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5</text:p>
          </table:table-cell>
          <table:table-cell table:style-name="ce24" office:value-type="string">
            <text:p>Il sistema dev'essere in grado di mostrare le intenzioni assegnate al contenu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6</text:p>
          </table:table-cell>
          <table:table-cell table:style-name="Default" office:value-type="string">
            <text:p>Il sistema deve mostrare le proprietà di un contenuto informativo</text:p>
          </table:table-cell>
          <table:table-cell table:style-name="ce32" office:value-type="string">
            <text:p>Titolo, autore, data di pubblicazione, [<text:span text:style-name="T2">tipo</text:span><text:span text:style-name="T3">]</text:span>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57</text:p>
          </table:table-cell>
          <table:table-cell table:style-name="ce24" office:value-type="string">
            <text:p>Il sistema deve permettere di selezionare un contenuto informativ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58</text:p>
          </table:table-cell>
          <table:table-cell table:style-name="ce24" office:value-type="string">
            <text:p>Il sistema deve mostrare le relazioni esistenti tra i contenuti</text:p>
          </table:table-cell>
          <table:table-cell table:style-name="ce32" office:value-type="string">
            <text:p>Reazioni/risposte ad un contenuto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59</text:p>
          </table:table-cell>
          <table:table-cell table:style-name="ce27" office:value-type="string">
            <text:p>Il sistema deve permettere di visualizzare separatamente la discussione generata da un contenuto informativ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60</text:p>
          </table:table-cell>
          <table:table-cell table:style-name="ce27" office:value-type="string">
            <text:p>Il sistema deve evidenziare i contenuti informativi della discussione non attinenti ai criteri di ricerca</text:p>
          </table:table-cell>
          <table:table-cell table:style-name="ce32" office:value-type="string">
            <text:p>Archi entranti e uscenti o contenuto rappresentati diversamente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61</text:p>
          </table:table-cell>
          <table:table-cell table:style-name="ce27" office:value-type="string">
            <text:p>Il sistema deve visualizzare i contenuti in un piano temporal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62</text:p>
          </table:table-cell>
          <table:table-cell table:style-name="ce27" office:value-type="string">
            <text:p>Il sistema deve regolare automaticamente la scala del piano temporale in base alle date di pubblicazione dei contenuti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ob.63</text:p>
          </table:table-cell>
          <table:table-cell table:style-name="ce27" office:value-type="string">
            <text:p>Il sistema deve permettere di regolare la scala temporale</text:p>
          </table:table-cell>
          <table:table-cell table:style-name="ce32" office:value-type="string">
            <text:p>Giorno, settimana, mese, …</text:p>
          </table:table-cell>
          <table:table-cell table:style-name="ce29" table:number-columns-repeated="1021"/>
        </table:table-row>
        <table:table-row table:style-name="ro1">
          <table:table-cell table:style-name="ce17" office:value-type="string">
            <text:p>RF.ob.64</text:p>
          </table:table-cell>
          <table:table-cell table:style-name="ce24" office:value-type="string">
            <text:p>Il sistema deve mostrare il numero di contenuti disponibili per ogni unità temporal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8"/>
          <table:table-cell table:style-name="ce22" office:value-type="string">
            <text:p>Requisiti desiderabili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7" office:value-type="string">
            <text:p>RF.de.1</text:p>
          </table:table-cell>
          <table:table-cell table:style-name="Default" office:value-type="string">
            <text:p>Il sistema deve filtrare automaticamente i risultati in base agli interessi dell'utente registra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2</text:p>
          </table:table-cell>
          <table:table-cell table:style-name="Default" office:value-type="string">
            <text:p>Il sistema deve consentire di disabilitare il filtro dei risultati di ricerca basato sugli interessi dell'utent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3</text:p>
          </table:table-cell>
          <table:table-cell table:style-name="ce27" office:value-type="string">
            <text:p>Il sistema deve consentire di abilitare il filtro dei risultati di ricerca basato sugli interessi dell'utent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4</text:p>
          </table:table-cell>
          <table:table-cell table:style-name="Default" office:value-type="string">
            <text:p>Il sistema deve filtrare automaticamente i risultati in base al profilo di esperienza dell'utente registrato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5</text:p>
          </table:table-cell>
          <table:table-cell table:style-name="Default" office:value-type="string">
            <text:p>Il sistema deve consentire di disabilitare il filtro dei risultati di ricerca basato sul profilo di esperienza dell'utent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 office:value-type="string">
            <text:p>RF.de.6</text:p>
          </table:table-cell>
          <table:table-cell table:style-name="ce27" office:value-type="string">
            <text:p>Il sistema deve consentire di abilitare il filtro dei risultati di ricerca basato sul profilo di esperienza dell'utent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7"/>
          <table:table-cell table:style-name="ce22" office:value-type="string">
            <text:p>Progettazione</text:p>
          </table:table-cell>
          <table:table-cell table:style-name="ce32"/>
          <table:table-cell table:style-name="ce29" table:number-columns-repeated="1021"/>
        </table:table-row>
        <table:table-row table:style-name="ro2">
          <table:table-cell table:style-name="ce19" office:value-type="string">
            <text:p>P</text:p>
          </table:table-cell>
          <table:table-cell table:style-name="ce28" office:value-type="string">
            <text:p>Il sistema deve gestire la prospettiva <text:span text:style-name="T1">Ricerca</text:span></text:p>
          </table:table-cell>
          <table:table-cell office:value-type="string">
            <text:p>Discussioni diverse, etichette comuni</text:p>
          </table:table-cell>
          <table:table-cell table:style-name="ce29" table:number-columns-repeated="1021"/>
        </table:table-row>
        <table:table-row table:style-name="ro2">
          <table:table-cell table:style-name="ce19" office:value-type="string">
            <text:p>P</text:p>
          </table:table-cell>
          <table:table-cell table:style-name="ce28" office:value-type="string">
            <text:p>Il sistema deve gestire la prospettiva <text:span text:style-name="T1">Discussione</text:span></text:p>
          </table:table-cell>
          <table:table-cell office:value-type="string">
            <text:p>Etichette diverse, discussione comune</text:p>
          </table:table-cell>
          <table:table-cell table:style-name="ce29" table:number-columns-repeated="1021"/>
        </table:table-row>
        <table:table-row table:style-name="ro2">
          <table:table-cell table:style-name="ce19" office:value-type="string">
            <text:p>P</text:p>
          </table:table-cell>
          <table:table-cell table:style-name="ce28" office:value-type="string">
            <text:p>Il sistema deve gestire la transizione dalla prospettiva <text:span text:style-name="T1">Ricerca</text:span> a <text:span text:style-name="T1">Discussione</text:span></text:p>
          </table:table-cell>
          <table:table-cell/>
          <table:table-cell table:style-name="ce29" table:number-columns-repeated="1021"/>
        </table:table-row>
        <table:table-row table:style-name="ro2">
          <table:table-cell table:style-name="ce19" office:value-type="string">
            <text:p>P</text:p>
          </table:table-cell>
          <table:table-cell table:style-name="ce28" office:value-type="string">
            <text:p>Il sistema deve gestire la transizione dalla prospettiva <text:span text:style-name="T1">Discussione</text:span> a <text:span text:style-name="T1">Ricerca</text:span></text:p>
          </table:table-cell>
          <table:table-cell/>
          <table:table-cell table:style-name="ce29" table:number-columns-repeated="1021"/>
        </table:table-row>
        <table:table-row table:style-name="ro1">
          <table:table-cell table:style-name="ce18"/>
          <table:table-cell table:style-name="Default" table:number-columns-repeated="1023"/>
        </table:table-row>
        <table:table-row table:style-name="ro1">
          <table:table-cell table:style-name="ce19"/>
          <table:table-cell table:style-name="ce24"/>
          <table:table-cell table:style-name="ce32"/>
          <table:table-cell table:style-name="ce29" table:number-columns-repeated="1021"/>
        </table:table-row>
        <table:table-row table:style-name="ro1">
          <table:table-cell table:style-name="ce19" office:value-type="string">
            <text:p>R.*</text:p>
          </table:table-cell>
          <table:table-cell table:style-name="ce29" table:formula="of:=&quot;Requisiti | &quot;&amp;COUNTIF([.A1:.A79];[.A82])" office:value-type="string" office:string-value="Requisiti | 70">
            <text:p>Requisiti | 70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9" office:value-type="string">
            <text:p>UC.*</text:p>
          </table:table-cell>
          <table:table-cell table:style-name="ce29" table:formula="of:=&quot;Casi d'uso | &quot;&amp;COUNTIF([casi_uso.A1:.A60];[.A83])" office:value-type="string" office:string-value="Casi d'uso | 54">
            <text:p>Casi d'uso | 54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9" office:value-type="string">
            <text:p>P</text:p>
          </table:table-cell>
          <table:table-cell table:style-name="ce24" office:value-type="string">
            <text:p>Concetti di progettazione</text:p>
          </table:table-cell>
          <table:table-cell table:style-name="ce32"/>
          <table:table-cell table:style-name="ce29" table:number-columns-repeated="1021"/>
        </table:table-row>
        <table:table-row table:style-name="ro1">
          <table:table-cell table:style-name="ce19"/>
          <table:table-cell table:style-name="ce24"/>
          <table:table-cell table:style-name="ce32"/>
          <table:table-cell table:style-name="ce29"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1"/>
          <table:table-cell table:style-name="Default" table:number-columns-repeated="2"/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cciamento" table:style-name="ta1">
        <office:forms form:automatic-focus="false" form:apply-design-mode="false"/>
        <table:table-column table:style-name="co12" table:default-cell-style-name="ce36"/>
        <table:table-column table:style-name="co13" table:default-cell-style-name="ce8"/>
        <table:table-column table:style-name="co14" table:number-columns-repeated="9" table:default-cell-style-name="ce8"/>
        <table:table-column table:style-name="co13" table:default-cell-style-name="ce8"/>
        <table:table-column table:style-name="co14" table:number-columns-repeated="9" table:default-cell-style-name="ce8"/>
        <table:table-column table:style-name="co15" table:number-columns-repeated="21" table:default-cell-style-name="ce8"/>
        <table:table-column table:style-name="co13" table:default-cell-style-name="ce8"/>
        <table:table-column table:style-name="co14" table:number-columns-repeated="7" table:default-cell-style-name="ce8"/>
        <table:table-column table:style-name="co13" table:default-cell-style-name="ce8"/>
        <table:table-column table:style-name="co14" table:number-columns-repeated="4" table:default-cell-style-name="ce8"/>
        <table:table-column table:style-name="co16" table:default-cell-style-name="ce8"/>
        <table:table-row table:style-name="ro1">
          <table:table-cell/>
          <table:table-cell table:style-name="ce39" office:value-type="string">
            <text:p>UC.1</text:p>
          </table:table-cell>
          <table:table-cell table:style-name="ce39" office:value-type="string">
            <text:p>UC.1.1</text:p>
          </table:table-cell>
          <table:table-cell table:style-name="ce39" office:value-type="string">
            <text:p>UC.1.2</text:p>
          </table:table-cell>
          <table:table-cell table:style-name="ce39" office:value-type="string">
            <text:p>UC.1.3</text:p>
          </table:table-cell>
          <table:table-cell table:style-name="ce39" office:value-type="string">
            <text:p>UC.1.4</text:p>
          </table:table-cell>
          <table:table-cell table:style-name="ce39" office:value-type="string">
            <text:p>UC.1.5</text:p>
          </table:table-cell>
          <table:table-cell table:style-name="ce39" office:value-type="string">
            <text:p>UC.1.6</text:p>
          </table:table-cell>
          <table:table-cell table:style-name="ce39" office:value-type="string">
            <text:p>UC.1.7</text:p>
          </table:table-cell>
          <table:table-cell table:style-name="ce39" office:value-type="string">
            <text:p>UC.1.8</text:p>
          </table:table-cell>
          <table:table-cell table:style-name="ce39" office:value-type="string">
            <text:p>UC.1.9</text:p>
          </table:table-cell>
          <table:table-cell table:style-name="ce39" office:value-type="string">
            <text:p>UC.2</text:p>
          </table:table-cell>
          <table:table-cell table:style-name="ce39" office:value-type="string">
            <text:p>UC.2.1</text:p>
          </table:table-cell>
          <table:table-cell table:style-name="ce39" office:value-type="string">
            <text:p>UC.2.2</text:p>
          </table:table-cell>
          <table:table-cell table:style-name="ce39" office:value-type="string">
            <text:p>UC.2.3</text:p>
          </table:table-cell>
          <table:table-cell table:style-name="ce39" office:value-type="string">
            <text:p>UC.2.4</text:p>
          </table:table-cell>
          <table:table-cell table:style-name="ce39" office:value-type="string">
            <text:p>UC.2.5</text:p>
          </table:table-cell>
          <table:table-cell table:style-name="ce39" office:value-type="string">
            <text:p>UC.2.6</text:p>
          </table:table-cell>
          <table:table-cell table:style-name="ce39" office:value-type="string">
            <text:p>UC.2.7</text:p>
          </table:table-cell>
          <table:table-cell table:style-name="ce39" office:value-type="string">
            <text:p>UC.2.8</text:p>
          </table:table-cell>
          <table:table-cell table:style-name="ce39" office:value-type="string">
            <text:p>UC.2.9</text:p>
          </table:table-cell>
          <table:table-cell table:style-name="ce39" office:value-type="string">
            <text:p>UC.2.10</text:p>
          </table:table-cell>
          <table:table-cell table:style-name="ce39" office:value-type="string">
            <text:p>UC.2.11</text:p>
          </table:table-cell>
          <table:table-cell table:style-name="ce39" office:value-type="string">
            <text:p>UC.2.12</text:p>
          </table:table-cell>
          <table:table-cell table:style-name="ce39" office:value-type="string">
            <text:p>UC.2.13</text:p>
          </table:table-cell>
          <table:table-cell table:style-name="ce39" office:value-type="string">
            <text:p>UC.2.14</text:p>
          </table:table-cell>
          <table:table-cell table:style-name="ce39" office:value-type="string">
            <text:p>UC.2.15</text:p>
          </table:table-cell>
          <table:table-cell table:style-name="ce39" office:value-type="string">
            <text:p>UC.2.16</text:p>
          </table:table-cell>
          <table:table-cell table:style-name="ce39" office:value-type="string">
            <text:p>UC.2.17</text:p>
          </table:table-cell>
          <table:table-cell table:style-name="ce39" office:value-type="string">
            <text:p>UC.2.18</text:p>
          </table:table-cell>
          <table:table-cell table:style-name="ce39" office:value-type="string">
            <text:p>UC.2.19</text:p>
          </table:table-cell>
          <table:table-cell table:style-name="ce39" office:value-type="string">
            <text:p>UC.2.20</text:p>
          </table:table-cell>
          <table:table-cell table:style-name="ce39" office:value-type="string">
            <text:p>UC.2.21</text:p>
          </table:table-cell>
          <table:table-cell table:style-name="ce39" office:value-type="string">
            <text:p>UC.2.22</text:p>
          </table:table-cell>
          <table:table-cell table:style-name="ce39" office:value-type="string">
            <text:p>UC.2.23</text:p>
          </table:table-cell>
          <table:table-cell table:style-name="ce39" office:value-type="string">
            <text:p>UC.2.24</text:p>
          </table:table-cell>
          <table:table-cell table:style-name="ce39" office:value-type="string">
            <text:p>UC.2.25</text:p>
          </table:table-cell>
          <table:table-cell table:style-name="ce39" office:value-type="string">
            <text:p>UC.2.26</text:p>
          </table:table-cell>
          <table:table-cell table:style-name="ce39" office:value-type="string">
            <text:p>UC.2.27</text:p>
          </table:table-cell>
          <table:table-cell table:style-name="ce39" office:value-type="string">
            <text:p>UC.2.28</text:p>
          </table:table-cell>
          <table:table-cell table:style-name="ce39" office:value-type="string">
            <text:p>UC.2.29</text:p>
          </table:table-cell>
          <table:table-cell table:style-name="ce39" office:value-type="string">
            <text:p>UC.2.30</text:p>
          </table:table-cell>
          <table:table-cell table:style-name="ce39" office:value-type="string">
            <text:p>UC.3</text:p>
          </table:table-cell>
          <table:table-cell table:style-name="ce39" office:value-type="string">
            <text:p>UC.3.1</text:p>
          </table:table-cell>
          <table:table-cell table:style-name="ce39" office:value-type="string">
            <text:p>UC.3.2</text:p>
          </table:table-cell>
          <table:table-cell table:style-name="ce39" office:value-type="string">
            <text:p>UC.3.3</text:p>
          </table:table-cell>
          <table:table-cell table:style-name="ce39" office:value-type="string">
            <text:p>UC.3.4</text:p>
          </table:table-cell>
          <table:table-cell table:style-name="ce39" office:value-type="string">
            <text:p>UC.3.5</text:p>
          </table:table-cell>
          <table:table-cell table:style-name="ce39" office:value-type="string">
            <text:p>UC.3.6</text:p>
          </table:table-cell>
          <table:table-cell table:style-name="ce39" office:value-type="string">
            <text:p>UC.3.7</text:p>
          </table:table-cell>
          <table:table-cell table:style-name="ce39" office:value-type="string">
            <text:p>UC.4</text:p>
          </table:table-cell>
          <table:table-cell table:style-name="ce39" office:value-type="string">
            <text:p>UC.4.1</text:p>
          </table:table-cell>
          <table:table-cell table:style-name="ce39" office:value-type="string">
            <text:p>UC.4.2</text:p>
          </table:table-cell>
          <table:table-cell table:style-name="ce39" office:value-type="string">
            <text:p>UC.4.3</text:p>
          </table:table-cell>
          <table:table-cell table:style-name="ce39" office:value-type="string">
            <text:p>UC.4.4</text:p>
          </table:table-cell>
          <table:table-cell office:value-type="string">
            <text:p>Soddisfacimento</text:p>
          </table:table-cell>
        </table:table-row>
        <table:table-row table:style-name="ro2">
          <table:table-cell table:style-name="ce37" office:value-type="string">
            <text:p>RF.ob.1</text:p>
          </table:table-cell>
          <table:table-cell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52"/>
          <table:table-cell table:style-name="ce42" table:formula="of:=COUNTIF([.B2:.BC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</text:p>
          </table:table-cell>
          <table:table-cell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52"/>
          <table:table-cell table:style-name="ce42" table:formula="of:=COUNTIF([.B3:.BC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</text:p>
          </table:table-cell>
          <table:table-cell office:value-type="string">
            <text:p>X</text:p>
          </table:table-cell>
          <table:table-cell table:style-name="ce40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50"/>
          <table:table-cell table:style-name="ce42" table:formula="of:=COUNTIF([.B4:.BC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</text:p>
          </table:table-cell>
          <table:table-cell office:value-type="string">
            <text:p>X</text:p>
          </table:table-cell>
          <table:table-cell table:style-name="ce40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50"/>
          <table:table-cell table:style-name="ce42" table:formula="of:=COUNTIF([.B5:.BC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</text:p>
          </table:table-cell>
          <table:table-cell office:value-type="string">
            <text:p>X</text:p>
          </table:table-cell>
          <table:table-cell table:style-name="ce40"/>
          <table:table-cell table:style-name="ce41" office:value-type="string">
            <text:p>X</text:p>
          </table:table-cell>
          <table:table-cell table:style-name="ce41" table:number-columns-repeated="51"/>
          <table:table-cell table:style-name="ce42" table:formula="of:=COUNTIF([.B6:.BC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</text:p>
          </table:table-cell>
          <table:table-cell office:value-type="string">
            <text:p>X</text:p>
          </table:table-cell>
          <table:table-cell table:style-name="ce41" table:number-columns-repeated="3"/>
          <table:table-cell table:number-columns-repeated="6"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7:.BC7];&quot;X&quot;)" office:value-type="float" office:value="7">
            <text:p>7</text:p>
          </table:table-cell>
        </table:table-row>
        <table:table-row table:style-name="ro2">
          <table:table-cell table:style-name="ce37" office:value-type="string">
            <text:p>RF.ob.7</text:p>
          </table:table-cell>
          <table:table-cell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49"/>
          <table:table-cell table:style-name="ce42" table:formula="of:=COUNTIF([.B8:.BC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8</text:p>
          </table:table-cell>
          <table:table-cell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49"/>
          <table:table-cell table:style-name="ce42" table:formula="of:=COUNTIF([.B9:.BC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9</text:p>
          </table:table-cell>
          <table:table-cell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/>
          <table:table-cell table:number-columns-repeated="2"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10:.BC10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10</text:p>
          </table:table-cell>
          <table:table-cell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46"/>
          <table:table-cell table:style-name="ce42" table:formula="of:=COUNTIF([.B11:.BC1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1</text:p>
          </table:table-cell>
          <table:table-cell office:value-type="string">
            <text:p>X</text:p>
          </table:table-cell>
          <table:table-cell table:style-name="ce41" table:number-columns-repeated="7"/>
          <table:table-cell table:style-name="ce41" office:value-type="string">
            <text:p>X</text:p>
          </table:table-cell>
          <table:table-cell table:style-name="ce41" table:number-columns-repeated="45"/>
          <table:table-cell table:style-name="ce42" table:formula="of:=COUNTIF([.B12:.BC1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2</text:p>
          </table:table-cell>
          <table:table-cell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13:.BC1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3</text:p>
          </table:table-cell>
          <table:table-cell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43"/>
          <table:table-cell table:style-name="ce42" table:formula="of:=COUNTIF([.B14:.BC1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1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5:.BC15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6:.BC16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7:.BC17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7</text:p>
          </table:table-cell>
          <table:table-cell table:style-name="ce40"/>
          <table:table-cell table:style-name="Default"/>
          <table:table-cell table:style-name="ce41" table:number-columns-repeated="8"/>
          <table:table-cell table:number-columns-repeated="2" table:style-name="ce41" office:value-type="string">
            <text:p>X</text:p>
          </table:table-cell>
          <table:table-cell table:style-name="ce41"/>
          <table:table-cell table:style-name="Default"/>
          <table:table-cell table:style-name="ce41" office:value-type="string">
            <text:p>X</text:p>
          </table:table-cell>
          <table:table-cell table:style-name="ce41" table:number-columns-repeated="39"/>
          <table:table-cell table:style-name="ce42" table:formula="of:=COUNTIF([.B18:.BC18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1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19:.BC19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1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20:.BC20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39"/>
          <table:table-cell table:style-name="ce42" table:formula="of:=COUNTIF([.B21:.BC2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22:.BC22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34"/>
          <table:table-cell table:style-name="ce42" table:formula="of:=COUNTIF([.B23:.BC23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6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4:.BC24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7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5:.BC25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34"/>
          <table:table-cell table:style-name="ce42" table:formula="of:=COUNTIF([.B26:.BC2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7"/>
          <table:table-cell table:number-columns-repeated="3"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7:.BC27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1" office:value-type="string">
            <text:p>X</text:p>
          </table:table-cell>
          <table:table-cell table:style-name="ce41" table:number-columns-repeated="32"/>
          <table:table-cell table:style-name="ce42" table:formula="of:=COUNTIF([.B28:.BC2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1"/>
          <table:table-cell table:style-name="ce41" office:value-type="string">
            <text:p>X</text:p>
          </table:table-cell>
          <table:table-cell table:style-name="ce41" table:number-columns-repeated="31"/>
          <table:table-cell table:style-name="ce42" table:formula="of:=COUNTIF([.B29:.BC2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2"/>
          <table:table-cell table:style-name="ce41" office:value-type="string">
            <text:p>X</text:p>
          </table:table-cell>
          <table:table-cell table:style-name="ce41" table:number-columns-repeated="30"/>
          <table:table-cell table:style-name="ce42" table:formula="of:=COUNTIF([.B30:.BC3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0"/>
          <table:table-cell table:number-columns-repeated="2" table:style-name="ce41" office:value-type="string">
            <text:p>X</text:p>
          </table:table-cell>
          <table:table-cell table:style-name="ce41" table:number-columns-repeated="31"/>
          <table:table-cell table:style-name="ce42" table:formula="of:=COUNTIF([.B31:.BC31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2" table:formula="of:=COUNTIF([.B32:.BC32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4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3:.BC33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4:.BC3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2" table:formula="of:=COUNTIF([.B35:.BC3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5"/>
          <table:table-cell table:number-columns-repeated="3"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6:.BC36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2" table:formula="of:=COUNTIF([.B37:.BC37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9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38:.BC38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39:.BC39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2" table:formula="of:=COUNTIF([.B40:.BC4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0"/>
          <table:table-cell table:number-columns-repeated="3"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41:.BC41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3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2" table:formula="of:=COUNTIF([.B42:.BC42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4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4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3:.BC43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4:.BC4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4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2" table:formula="of:=COUNTIF([.B45:.BC4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5"/>
          <table:table-cell table:number-columns-repeated="3"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6:.BC46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8"/>
          <table:table-cell table:style-name="ce41" office:value-type="string">
            <text:p>X</text:p>
          </table:table-cell>
          <table:table-cell table:style-name="ce41" table:number-columns-repeated="14"/>
          <table:table-cell table:style-name="ce42" table:formula="of:=COUNTIF([.B47:.BC47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8"/>
          <table:table-cell table:style-name="ce41" office:value-type="string">
            <text:p>X</text:p>
          </table:table-cell>
          <table:table-cell table:style-name="ce41" table:number-columns-repeated="14"/>
          <table:table-cell table:style-name="ce42" table:formula="of:=COUNTIF([.B48:.BC4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9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49:.BC4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9</text:p>
          </table:table-cell>
          <table:table-cell table:style-name="ce40"/>
          <table:table-cell table:style-name="Default"/>
          <table:table-cell table:style-name="ce41" table:number-columns-repeated="38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50:.BC50];&quot;X&quot;)" office:value-type="float" office:value="1">
            <text:p>1</text:p>
          </table:table-cell>
        </table:table-row>
        <table:table-row table:style-name="ro2">
          <table:table-cell table:style-name="ce37" office:value-type="string">
            <text:p>RF.ob.50</text:p>
          </table:table-cell>
          <table:table-cell table:style-name="ce40"/>
          <table:table-cell table:style-name="ce41" table:number-columns-repeated="40"/>
          <table:table-cell table:number-columns-repeated="7"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51:.BC51];&quot;X&quot;)" office:value-type="float" office:value="7">
            <text:p>7</text:p>
          </table:table-cell>
        </table:table-row>
        <table:table-row table:style-name="ro2">
          <table:table-cell table:style-name="ce37" office:value-type="string">
            <text:p>RF.ob.51</text:p>
          </table:table-cell>
          <table:table-cell table:style-name="ce40"/>
          <table:table-cell table:style-name="ce41" table:number-columns-repeated="40"/>
          <table:table-cell table:number-columns-repeated="2" table:style-name="ce41" office:value-type="string">
            <text:p>X</text:p>
          </table:table-cell>
          <table:table-cell table:style-name="ce41" table:number-columns-repeated="11"/>
          <table:table-cell table:style-name="ce42" table:formula="of:=COUNTIF([.B52:.BC5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2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2" table:formula="of:=COUNTIF([.B53:.BC5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3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2" table:formula="of:=COUNTIF([.B54:.BC5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4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9"/>
          <table:table-cell table:style-name="ce42" table:formula="of:=COUNTIF([.B55:.BC5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5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8"/>
          <table:table-cell table:style-name="ce42" table:formula="of:=COUNTIF([.B56:.BC5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6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7"/>
          <table:table-cell table:style-name="ce42" table:formula="of:=COUNTIF([.B57:.BC57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7</text:p>
          </table:table-cell>
          <table:table-cell table:style-name="ce40"/>
          <table:table-cell table:style-name="ce41" table:number-columns-repeated="40"/>
          <table:table-cell table:number-columns-repeated="6" table:style-name="ce41" office:value-type="string">
            <text:p>X</text:p>
          </table:table-cell>
          <table:table-cell table:style-name="ce41" table:number-columns-repeated="7"/>
          <table:table-cell table:style-name="ce42" table:formula="of:=COUNTIF([.B58:.BC58];&quot;X&quot;)" office:value-type="float" office:value="6">
            <text:p>6</text:p>
          </table:table-cell>
        </table:table-row>
        <table:table-row table:style-name="ro2">
          <table:table-cell table:style-name="ce37" office:value-type="string">
            <text:p>RF.ob.58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59:.BC5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9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60:.BC6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0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61:.BC6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1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2:.BC6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2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3:.BC6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3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4:.BC6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4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5:.BC65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1</text:p>
          </table:table-cell>
          <table:table-cell table:style-name="ce40"/>
          <table:table-cell table:style-name="ce41" table:number-columns-repeated="48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style-name="ce42" table:formula="of:=COUNTIF([.B66:.BC66];&quot;X&quot;)" office:value-type="float" office:value="3">
            <text:p>3</text:p>
          </table:table-cell>
        </table:table-row>
        <table:table-row table:style-name="ro2">
          <table:table-cell table:style-name="ce38" office:value-type="string">
            <text:p>RF.de.2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2" table:formula="of:=COUNTIF([.B67:.BC67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3</text:p>
          </table:table-cell>
          <table:table-cell table:style-name="ce40"/>
          <table:table-cell table:style-name="ce41" table:number-columns-repeated="48"/>
          <table:table-cell table:number-columns-repeated="2" table:style-name="ce41" office:value-type="string">
            <text:p>X</text:p>
          </table:table-cell>
          <table:table-cell table:style-name="ce41" table:number-columns-repeated="3"/>
          <table:table-cell table:style-name="ce42" table:formula="of:=COUNTIF([.B68:.BC68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4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2" table:style-name="ce41" office:value-type="string">
            <text:p>X</text:p>
          </table:table-cell>
          <table:table-cell table:style-name="ce42" table:formula="of:=COUNTIF([.B69:.BC69];&quot;X&quot;)" office:value-type="float" office:value="3">
            <text:p>3</text:p>
          </table:table-cell>
        </table:table-row>
        <table:table-row table:style-name="ro2">
          <table:table-cell table:style-name="ce38" office:value-type="string">
            <text:p>RF.de.5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2" table:formula="of:=COUNTIF([.B70:.BC70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6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2" table:formula="of:=COUNTIF([.B71:.BC71];&quot;X&quot;)" office:value-type="float" office:value="2">
            <text:p>2</text:p>
          </table:table-cell>
        </table:table-row>
        <table:table-row table:style-name="ro1">
          <table:table-cell table:style-name="Default" table:number-columns-repeated="55"/>
          <table:table-cell/>
        </table:table-row>
        <table:table-row table:style-name="ro1" table:number-rows-repeated="23">
          <table:table-cell/>
          <table:table-cell table:style-name="ce40"/>
          <table:table-cell table:style-name="ce41" table:number-columns-repeated="53"/>
          <table:table-cell/>
        </table:table-row>
        <table:table-row table:style-name="ro1" table:number-rows-repeated="79">
          <table:table-cell/>
          <table:table-cell table:style-name="ce41" table:number-columns-repeated="54"/>
          <table:table-cell/>
        </table:table-row>
        <table:table-row table:style-name="ro1" table:number-rows-repeated="1048401">
          <table:table-cell table:number-columns-repeated="56"/>
        </table:table-row>
        <table:table-row table:style-name="ro1">
          <table:table-cell table:number-columns-repeated="56"/>
        </table:table-row>
        <calcext:conditional-formats>
          <calcext:conditional-format calcext:target-range-address="tracciamento.A72:tracciamento.AMJ72 tracciamento.BD1:tracciamento.BD1048575">
            <calcext:condition calcext:apply-style-name="Errore" calcext:value="=0" calcext:base-cell-address="attori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 style:data-style-name="N2" text:time-value="0000-00-00T16:18:06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12T18:33:13</dc:date>
    <meta:editing-duration>P1DT3H21M39S</meta:editing-duration>
    <meta:editing-cycles>394</meta:editing-cycles>
    <meta:generator>LibreOffice/3.6$Linux_X86_64 LibreOffice_project/360m1$Build-102</meta:generator>
    <dc:creator>Nicola </dc:creator>
    <meta:document-statistic meta:table-count="4" meta:cell-count="749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e salvata automaticamente" VL:creator="Nicola " dc:date-time="2012-10-11T14:31:17"/>
</VL:version-list>
</file>